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3f341" officeooo:paragraph-rsid="0013f341"/>
    </style:style>
    <style:style style:name="P2" style:family="paragraph" style:parent-style-name="Standard">
      <style:text-properties officeooo:rsid="0013f341" officeooo:paragraph-rsid="0013f341"/>
    </style:style>
    <style:style style:name="P3" style:family="paragraph" style:parent-style-name="Standard" style:list-style-name="L2">
      <style:text-properties officeooo:rsid="0013f341" officeooo:paragraph-rsid="0013f341"/>
    </style:style>
    <style:style style:name="P4" style:family="paragraph" style:parent-style-name="Standard" style:list-style-name="L2">
      <style:text-properties officeooo:rsid="0020e0a3" officeooo:paragraph-rsid="0013f341"/>
    </style:style>
    <style:style style:name="P5" style:family="paragraph" style:parent-style-name="Standard" style:list-style-name="L2">
      <style:text-properties officeooo:rsid="001fe0ba" officeooo:paragraph-rsid="0013f34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8033535" text:style-name="L2">
        <text:list-item>
          <text:p text:style-name="P3">Pages</text:p>
          <text:list>
            <text:list-item>
              <text:p text:style-name="P3">Home</text:p>
            </text:list-item>
            <text:list-item>
              <text:p text:style-name="P3">Timelines</text:p>
            </text:list-item>
            <text:list-item>
              <text:p text:style-name="P3">Library</text:p>
            </text:list-item>
            <text:list-item>
              <text:p text:style-name="P3">Forums</text:p>
            </text:list-item>
            <text:list-item>
              <text:p text:style-name="P3">Contributor</text:p>
            </text:list-item>
          </text:list>
        </text:list-item>
      </text:list>
      <text:p text:style-name="P2"/>
      <text:list xml:id="list123644902020261" text:continue-numbering="true" text:style-name="L2">
        <text:list-item>
          <text:p text:style-name="P3">Subpages</text:p>
          <text:list>
            <text:list-item>
              <text:list>
                <text:list-item>
                  <text:p text:style-name="P5">Account Page</text:p>
                </text:list-item>
                <text:list-item>
                  <text:p text:style-name="P5">Timeline Page</text:p>
                </text:list-item>
                <text:list-item>
                  <text:p text:style-name="P5">Content page</text:p>
                </text:list-item>
                <text:list-item>
                  <text:p text:style-name="P5">Page presets</text:p>
                  <text:list>
                    <text:list-item>
                      <text:p text:style-name="P5">Titled text (ex. About page)</text:p>
                    </text:list-item>
                  </text:list>
                </text:list-item>
                <text:list-item>
                  <text:p text:style-name="P5">Upload Page</text:p>
                </text:list-item>
                <text:list-item>
                  <text:p text:style-name="P4">Account creation page</text:p>
                </text:list-item>
                <text:list-item>
                  <text:p text:style-name="P4">Contributor page</text:p>
                </text:list-item>
                <text:list-item>
                  <text:p text:style-name="P4">About/Rule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0:17:38.021164437</meta:creation-date>
    <dc:date>2024-07-04T12:21:38.686105559</dc:date>
    <meta:editing-duration>PT7M2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44" meta:character-count="202" meta:non-whitespace-character-count="190"/>
  </office:meta>
</office:document-meta>
</file>